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CIDFontDescriptor.setCIDSet( PDFStream cid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DFCIDFontDescriptor.PDFCIDFontDescriptor( String basefont , int [ ] fontBBox , int capHeight , int flags , int italicAngle , int stemV , String la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